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a1032" officeooo:paragraph-rsid="001a1032"/>
    </style:style>
    <style:style style:name="P2" style:family="paragraph" style:parent-style-name="Text_20_body">
      <style:text-properties officeooo:rsid="00233cfb" officeooo:paragraph-rsid="001a1032"/>
    </style:style>
    <style:style style:name="P3" style:family="paragraph" style:parent-style-name="Heading_20_2">
      <style:text-properties officeooo:rsid="00233cfb" officeooo:paragraph-rsid="001a1032"/>
    </style:style>
    <style:style style:name="P4" style:family="paragraph" style:parent-style-name="Text_20_body">
      <style:paragraph-properties fo:line-height="100%"/>
      <style:text-properties officeooo:rsid="00233cfb" officeooo:paragraph-rsid="001a1032"/>
    </style:style>
    <style:style style:name="P5" style:family="paragraph" style:parent-style-name="Text_20_body">
      <style:paragraph-properties fo:line-height="100%"/>
      <style:text-properties officeooo:rsid="00234e24" officeooo:paragraph-rsid="001a1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DEA GENERAL APP</text:h>
      <text:p text:style-name="P2">El usuario que entra por primera vez a la aplicación se registra y ve una explicación de la app con un video corto. Después elije las kcal y los macros, teniendo la opción de darlos él o de calcularlos mediante la aplicación y el tipo de dieta que quiere hacer. Si los calcula la aplicación se pide peso, altura y nivel de actividad. Elige el número de comidas diaria para la distribución de macros. Elige si tiene alergias o intolerancias, así como quitar ingredientes que no le gusten. Elige que ingredientes principales quiere usar o no elige ninguno y se usan todos. Dice si usa batidos de proteínas y los macros del batido de proteína concreto, asi como si es diario o no. Pasa a generar la dieta a partir de un día seleccionado en un calendario y para cuantos días. Por último se enseña cada opción de una en una permitiendo cambiarla guardarla como favorita y que le salga más veces o añadirla como rechazada y que no le vuelva a salir. Por último le sale un calendario con los días en los que hay menú y que menú es. Si entra en una comida la puede ver en profundidad.</text:p>
      <text:p text:style-name="P2">El usuario que ya ha realizado el registro y la configuración inicial cuando entra e inicia sesión ve el calendario actual con los días en los que hay menú y que menú es. Puede programar más comidas así como cambiar las programadas. También puede entrar a cada comida para verla en profundidad y modificar datos, comidas preferidas/rechazadas, intolerancias y alergias, dieta y batidos.</text:p>
      <text:h text:style-name="P3" text:outline-level="2">Posibles añadidos posteriores</text:h>
      <text:p text:style-name="P4">Peso y medidas, así como fotos del cuerpo para medir el progreso</text:p>
      <text:p text:style-name="P4">Elección del tiempo de cocina diario para cada comida</text:p>
      <text:p text:style-name="P4">Posibilidad de cocinar para varios días de forma organizada</text:p>
      <text:p text:style-name="P4">Calendario más visual con fotos de las comidas</text:p>
      <text:p text:style-name="P5">Verificación de correo</text:p>
      <text:p text:style-name="P5">Dar formato imprimible simple y extendido</text:p>
      <text:p text:style-name="P5">Lista de la compra de ingredientes, supermercado y precio</text:p>
      <text:p text:style-name="P5">Suplementación</text:p>
      <text:p text:style-name="P5">Informes de suplementos</text:p>
      <text:p text:style-name="P5">Informes de dietas</text:p>
      <text:p text:style-name="P5">Comunidad (por deportes, etc)</text:p>
      <text:p text:style-name="P5">Perf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7:36:58.153566605</meta:creation-date>
    <dc:date>2025-09-15T17:38:49.594360110</dc:date>
    <meta:editing-duration>PT1M51S</meta:editing-duration>
    <meta:editing-cycles>1</meta:editing-cycles>
    <meta:document-statistic meta:table-count="0" meta:image-count="0" meta:object-count="0" meta:page-count="1" meta:paragraph-count="16" meta:word-count="338" meta:character-count="1939" meta:non-whitespace-character-count="1617"/>
    <meta:generator>LibreOffice/25.2.6.2$Linux_X86_64 LibreOffice_project/520$Build-2</meta:generator>
  </office:meta>
</office:document-meta>
</file>